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2052bc"/>
    </style:style>
    <style:style style:name="P2" style:family="paragraph" style:parent-style-name="Standard">
      <style:text-properties officeooo:rsid="0021b06a" officeooo:paragraph-rsid="0021b06a"/>
    </style:style>
    <style:style style:name="P3" style:family="paragraph" style:parent-style-name="Standard">
      <style:text-properties fo:font-style="italic" officeooo:rsid="0021b06a" officeooo:paragraph-rsid="0021b06a" style:font-style-asian="italic" style:font-style-complex="italic"/>
    </style:style>
    <style:style style:name="P4" style:family="paragraph" style:parent-style-name="Standard">
      <style:text-properties fo:font-style="normal" officeooo:rsid="0026739f" officeooo:paragraph-rsid="0026739f" style:font-style-asian="normal" style:font-style-complex="normal"/>
    </style:style>
    <style:style style:name="P5" style:family="paragraph" style:parent-style-name="Standard">
      <style:text-properties fo:font-style="normal" officeooo:rsid="0026739f" officeooo:paragraph-rsid="0027f757" style:font-style-asian="normal" style:font-style-complex="normal"/>
    </style:style>
    <style:style style:name="T1" style:family="text">
      <style:text-properties officeooo:rsid="001f350f"/>
    </style:style>
    <style:style style:name="T2" style:family="text">
      <style:text-properties officeooo:rsid="002052bc"/>
    </style:style>
    <style:style style:name="T3" style:family="text">
      <style:text-properties officeooo:rsid="0021b06a"/>
    </style:style>
    <style:style style:name="T4" style:family="text">
      <style:text-properties officeooo:rsid="00238f44"/>
    </style:style>
    <style:style style:name="T5" style:family="text">
      <style:text-properties officeooo:rsid="002542f8"/>
    </style:style>
    <style:style style:name="T6" style:family="text">
      <style:text-properties officeooo:rsid="0027f7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 Beth</text:h>
      <text:p text:style-name="Standard"/>
      <text:p text:style-name="Standard"><text:tab/>Beth walks into a hospital. She goes threw <text:span text:style-name="T1">some</text:span> double doors past some floors then up to the front desk. The woman at the desk asks, her if she can do anything. Beth takes a <text:span text:style-name="T1">deep</text:span> breath and says, <text:span text:style-name="T1">“</text:span>Could you call Doctor Stansun and <text:span text:style-name="T1">him, </text:span>Doctor Livington is here to see him<text:span text:style-name="T1">”</text:span> The woman types on the <text:span text:style-name="T1">computer</text:span> and says, <text:span text:style-name="T1">“</text:span>I'm sorry doctor but Doctor Stansun left here two years ago<text:span text:style-name="T1">”</text:span></text:p>
      <text:p text:style-name="Standard"/>
      <text:p text:style-name="Standard"><text:tab/>She sighs disappointed but half expecting something <text:span text:style-name="T1">like</text:span> this. She says, <text:span text:style-name="T1">“</text:span>Do you know who took his place?<text:span text:style-name="T1">”</text:span> The woman nods and <text:span text:style-name="T1">says</text:span>, <text:span text:style-name="T1">“</text:span>It seems Doctor Emily did<text:span text:style-name="T1">”</text:span> Beth thinks back but don't remember her. So goes on and says, <text:span text:style-name="T1">“</text:span>Could you see if she <text:span text:style-name="T1">would</text:span> see me?<text:span text:style-name="T1">”</text:span></text:p>
      <text:p text:style-name="Standard"/>
      <text:p text:style-name="Standard"><text:tab/>A minute later after talking on the phone she hangs up and tells Beth, <text:span text:style-name="T1">“</text:span>I'm <text:span text:style-name="T1">sorry</text:span> but she's in meeting all day. Can I leave a message?<text:span text:style-name="T1">”</text:span> Beth feeling defeated shakes her head and says, <text:span text:style-name="T1">“</text:span>No, but thank you<text:span text:style-name="T1">”</text:span> She turns around wanting a drink and walks toward the door.</text:p>
      <text:p text:style-name="Standard"/>
      <text:p text:style-name="Standard"><text:tab/>She almost makes it when she runs into someone. <text:span text:style-name="T1">Who</text:span> looks and screams, <text:span text:style-name="T1">“</text:span>OH MY GOD!<text:span text:style-name="T1">”</text:span> Beth <text:span text:style-name="T1">looks at</text:span> her and smiles, and says, <text:span text:style-name="T2">“</text:span>Kelly<text:span text:style-name="T2">”</text:span> Kelly nods and hugs her and says, <text:span text:style-name="T2">“</text:span>Beth are you back. Please be back<text:span text:style-name="T2">”</text:span> Beth shrugs and says, <text:span text:style-name="T2">“</text:span>Just visiting sorry<text:span text:style-name="T2">”</text:span> </text:p>
      <text:p text:style-name="Standard"/>
      <text:p text:style-name="Standard"><text:tab/>Kelly says, <text:span text:style-name="T2">“</text:span>Well you need to meet Suzy. She took over for Doctor Stansun, I'm sure she'd like to meet you<text:span text:style-name="T2">”</text:span> Kelly leaves and says, <text:span text:style-name="T2">“</text:span>Come on<text:span text:style-name="T2">”</text:span> Beth follows.</text:p>
      <text:p text:style-name="Standard"/>
      <text:p text:style-name="Standard"><text:tab/>A minute later their in the back after going threw some secured doors. </text:p>
      <text:p text:style-name="Standard"/>
      <text:p text:style-name="Standard"><text:tab/>Kelly knocks on a thick door that has Doctor <text:span text:style-name="T2">Susanne</text:span> Emily on it. Beth says, <text:span text:style-name="T2">“</text:span>She's in a meeting. I don't wont to interrupt<text:span text:style-name="T2">”</text:span> Kelly rolls her eyes and says, <text:span text:style-name="T2">“</text:span>She has meetings on Tuesdays. <text:span text:style-name="T2">She</text:span> tells people that don't have <text:span text:style-name="T2">an</text:span> appointment that<text:span text:style-name="T2">”</text:span></text:p>
      <text:p text:style-name="Standard"/>
      <text:p text:style-name="P1"><text:tab/>The door opens and a really young deer walks out and smiles at Kelly and says, <text:span text:style-name="T2">“</text:span>Is there anything you need?<text:span text:style-name="T2">”</text:span> Kelly points to Beth and says, <text:span text:style-name="T2">“</text:span>I'd like you to meet the woman that got me to being a assistant. Doctor <text:span text:style-name="T2">L</text:span>ivington, she likes to be called Beth though<text:span text:style-name="T2">”</text:span> </text:p>
      <text:p text:style-name="P1"/>
      <text:p text:style-name="P1"><text:tab/>Beth smiles and says, <text:span text:style-name="T2">“</text:span>Hello doctor<text:span text:style-name="T2">”</text:span> <text:span text:style-name="T2">Susan</text:span> nods and says, <text:span text:style-name="T2">“</text:span>Call me Suzy. <text:span text:style-name="T2">Nice</text:span> to meet you. I was told not to touch your old office so if your he<text:span text:style-name="T2">re</text:span> to come back it just needs <text:span text:style-name="T2">to be </text:span>dusted<text:span text:style-name="T2">”</text:span> Beth <text:span text:style-name="T2">smiles</text:span> and <text:span text:style-name="T2">says</text:span>, <text:span text:style-name="T2">“</text:span>Oh no I'm just here to visit. I had something I needed to ask Jerry<text:span text:style-name="T2">”</text:span> <text:span text:style-name="T2">Susan</text:span> smiles and says, <text:span text:style-name="T2">“</text:span>Well I took his place so come in<text:span text:style-name="T2">”</text:span> She waves <text:span text:style-name="T2">her, “I</text:span>n ask me anything”. She nods to Kelly and says, <text:span text:style-name="T2">“</text:span>Thank you<text:span text:style-name="T2">”</text:span></text:p>
      <text:p text:style-name="Standard"/>
      <text:p text:style-name="P1"><text:tab/>Beth sits across from her and says, <text:span text:style-name="T2">“</text:span>I'm sorry to interrupt<text:span text:style-name="T2">”</text:span> <text:span text:style-name="T2">Susan</text:span> shakes her head and says, <text:span text:style-name="T2">“</text:span>No it's nothing. Next time just come on back and tell Kelly your her<text:span text:style-name="T2">e”</text:span> Beth sighs and says, <text:span text:style-name="T2">“</text:span>I actually came here for my old job, but I'm to <text:span text:style-name="T2">nervous</text:span> and to be honest being back in this area is a bit <text:span text:style-name="T2">too</text:span> much. So I think I'll leave<text:span text:style-name="T2">”</text:span> </text:p>
      <text:p text:style-name="P1"><text:span text:style-name="T2"><text:tab/>Susan</text:span> nods and says, <text:span text:style-name="T3">“</text:span>How about I don't hire you right back. You come in when you feel like get use to your office and being back <text:span text:style-name="T2">before</text:span> we talk about hiring you again<text:span text:style-name="T3">”</text:span> </text:p>
      <text:p text:style-name="Standard"/>
      <text:p text:style-name="Standard"><text:soft-page-break/><text:tab/>Beth nods and says, <text:span text:style-name="T2">“</text:span>I really didn't expect him to save everything<text:span text:style-name="T2">”</text:span> <text:span text:style-name="T2">Susan</text:span> replies, <text:span text:style-name="T2">“</text:span>They told me what happened, that <text:span text:style-name="T2">had to of</text:span> been <text:span text:style-name="T2">horrific.</text:span> If your fear is <text:span text:style-name="T2">seeing</text:span> <text:span text:style-name="T2">anything</text:span> reminding you of what happened. <text:span text:style-name="T2">Everything</text:span> was cleaned up<text:span text:style-name="T2">”</text:span></text:p>
      <text:p text:style-name="Standard"/>
      <text:p text:style-name="Standard"><text:tab/>Beth nods and says, <text:span text:style-name="T2">“OK”</text:span> <text:span text:style-name="T2">Susan</text:span> lays some keys on her desk and says, <text:span text:style-name="T2">“</text:span>Go see. If you need me to go with you I can<text:span text:style-name="T2">”</text:span> Beth shakes her head and says, <text:span text:style-name="T2">“</text:span>I can go alone thank you<text:span text:style-name="T2">”</text:span> She picks up the keys then walks out the door.</text:p>
      <text:p text:style-name="Standard"/>
      <text:p text:style-name="Standard"><text:tab/>She walks a little <text:span text:style-name="T2">way</text:span> <text:span text:style-name="T2">down the</text:span> hall. Two door down, <text:span text:style-name="T3">s</text:span>he stops in front of a light brown door that has a place for a name tag but <text:span text:style-name="T2">nothing.</text:span> She looks down at her hands and <text:span text:style-name="T2">they're</text:span> shaking hard. Flashes of what happened is popping into her head. She slowly opens the door before turning on the light to a light beige room. With a Khaki colored carpet. Two black chairs in front of a large oak desk and a leather couch to the right. <text:span text:style-name="T3">There are pictures</text:span> of flowers everywhere. </text:p>
      <text:p text:style-name="Standard"/>
      <text:p text:style-name="Standard"><text:tab/>The room is <text:span text:style-name="T3">scarier</text:span> that <text:span text:style-name="T3">she</text:span> thought <text:span text:style-name="T3">it</text:span> would be. And amazing very clean. But then as she walks to her desk she looks at one of <text:span text:style-name="T3">the</text:span> <text:span text:style-name="T3">chairs</text:span> and sees a flash of red. She remembers what happened and screams. She runs out of the room fast slamming the door behind her. </text:p>
      <text:p text:style-name="Standard"/>
      <text:p text:style-name="Standard"><text:tab/>In the h<text:span text:style-name="T2">a</text:span>ll she runs into <text:span text:style-name="T3">Susan</text:span> who hugs her. </text:p>
      <text:p text:style-name="Standard"/>
      <text:p text:style-name="Standard"><text:tab/><text:span text:style-name="T3">Susan</text:span> waves people away and <text:span text:style-name="T3">guides</text:span> Beth into her office. <text:span text:style-name="T3">She</text:span> sits her down on the couch and says, <text:span text:style-name="T3">“</text:span>Beth it's OK<text:span text:style-name="T3">”</text:span> Beth is crying <text:span text:style-name="T3">hysterically.</text:span> <text:span text:style-name="T3">Susan</text:span> sits beside her and lets <text:span text:style-name="T3">her</text:span> cry on her shoulder. After a few minutes Beth says, <text:span text:style-name="T3">“</text:span>I saw it<text:span text:style-name="T3"> again.</text:span> I'm not ready I can't go back<text:span text:style-name="T3">”</text:span> <text:span text:style-name="T3">Susan</text:span> nods and says, <text:span text:style-name="T3">“</text:span>Beth, I know you want to or you wouldn't <text:span text:style-name="T3">be here.</text:span> <text:span text:style-name="T3">B</text:span>ut you do need to go at your own pace. The first step is the hardest. You just took it. How about you go home and get a loved one. Your <text:span text:style-name="T3">boyfriend,</text:span> <text:span text:style-name="T3">s</text:span>ister, <text:span text:style-name="T3">or just</text:span> <text:span text:style-name="T3">someone</text:span> that can hold your hand<text:span text:style-name="T3">”</text:span> Beth sighs and says, <text:span text:style-name="T3">“</text:span>I should bring Vicky<text:span text:style-name="T3">”</text:span> <text:span text:style-name="T3">Susan</text:span> smiles and says, <text:span text:style-name="T3">“</text:span>I<text:span text:style-name="T3">s</text:span> that your sister?<text:span text:style-name="T3">”</text:span> Beth shakes her head and says, <text:span text:style-name="T3">“</text:span>No girlfriend. I'm gay<text:span text:style-name="T3">”</text:span> <text:span text:style-name="T3">Susan</text:span> nods and says, <text:span text:style-name="T3">“</text:span>OK GO get her I'll be waiting for you<text:span text:style-name="T3">”</text:span> Beth nods and leaves.</text:p>
      <text:p text:style-name="Standard"/>
      <text:h text:style-name="Heading_20_1" text:outline-level="1">Beth’<text:span text:style-name="T3">s</text:span> <text:span text:style-name="T3">decision</text:span></text:h>
      <text:p text:style-name="P2"/>
      <text:p text:style-name="P2"><text:tab/>Beth gets in her car commoner than she believed she would be but after she’s out on the road. Her mouth goes dry. Then she begins seeing images of what happened. She’s knocked out of it a couple of times by horns blowing because she was moving over into on coming traffic. She pulls over into a small shopping plaza.</text:p>
      <text:p text:style-name="P2"/>
      <text:p text:style-name="P2"><text:tab/>She parks in front of a liquor store then she flashes back to when to hours after the event happened. She convinced everyone she was able to go home. In truth, she was tired of everyone coming at her. She needed some space. But she started shaking and crying <text:span text:style-name="T4">hysterically.</text:span></text:p>
      <text:p text:style-name="P2"/>
      <text:p text:style-name="P2">Now she looks down at her <text:span text:style-name="T4">hands</text:span> and again their shaking. She opens her door then <text:span text:style-name="T4">another</text:span> flash happens.</text:p>
      <text:p text:style-name="P2"/>
      <text:p text:style-name="P3"><text:tab/>This time she’s in the <text:span text:style-name="T4">liquor</text:span> store. She opens a bottle of Jack and chugs it in the isle. A store clerk yells, “Hey no drinking in the store!” But she drops the bottle and opens <text:span text:style-name="T4">another.</text:span></text:p>
      <text:p text:style-name="P3"/>
      <text:p text:style-name="P3"><text:soft-page-break/><text:tab/><text:span text:style-name="T4">Then a manager took the bottles away and says “Mam get out or we’re calling the cops” Beth drunk replied, “Give me” Taking one back and tried to drink it. The manager yelled, “Steph call the cops” A second later, “I already pressed the alarm” Two more people go and help the manager out because Beth keeps going for the liquor.</text:span></text:p>
      <text:p text:style-name="P3"/>
      <text:p text:style-name="P3"><text:tab/><text:span text:style-name="T4">The cops show up minutes later and arrest her. Beth now was crying, “Please give me. Give me” She was barely aware of where she’s located between flashes of what happened and the craving for alcohol.</text:span></text:p>
      <text:p text:style-name="P3"/>
      <text:p text:style-name="P3"><text:tab/><text:span text:style-name="T4">But soon she’s drug out to the back of a police cruiser where she’s left for a while before being taken to the station.</text:span></text:p>
      <text:p text:style-name="P3"/>
      <text:p text:style-name="P3"><text:tab/><text:span text:style-name="T5">A few hours later she calmed down and payed for the bottle she drank and paid a fine for public intoxication and disorderly conduct. But found out she can’t get her car out of lockup till the next day so she walked the five miles to her house.</text:span></text:p>
      <text:p text:style-name="P3"/>
      <text:p text:style-name="P4"><text:tab/>Beth sits back down and sighs before backing up and heading in the directions she came. She drives back<text:span text:style-name="T6"> </text:span>to the hospital where she walks in asks to see Kelly.</text:p>
      <text:p text:style-name="P4"/>
      <text:p text:style-name="P5"><text:tab/>She walks up to her office and to see her with a smile on. Beth sighs and says, “I want to think you for holding my office for me. But I’m going to have to quit” Kelly walks to her and says, “I figured you wasn’t ready. But remember your job is always open any time you want to return just talk to me” Beth shakes her head and says, “I can’t risk it happening again. The last time” Kelly stops her and says, “I heard. But if it helps I probably wouldn’t of handled the scenario as well as you did” Beth clasps her hands and politely bows saying, “Thank you so much” they hug then Beth leaves, <text:span text:style-name="T6">w</text:span>ith a feeling of completion all over her. </text:p>
      <text:p text:style-name="P5"/>
      <text:p text:style-name="P5"><text:tab/>She went there thinking <text:span text:style-name="T6">she was going to start her old job back and surprise Vicky. Now she gets in her car and starts thinking about Tom. She laughs and says, “I’m going to be a mom”. She rubs her stomach imagining then sighs and leav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9T22:45:27.331000000</meta:creation-date>
    <dc:date>2018-02-10T00:55:53.577000000</dc:date>
    <meta:editing-duration>PT5M36S</meta:editing-duration>
    <meta:editing-cycles>1</meta:editing-cycles>
    <meta:generator>LibreOffice/6.0.0.3$Windows_X86_64 LibreOffice_project/64a0f66915f38c6217de274f0aa8e15618924765</meta:generator>
    <meta:document-statistic meta:table-count="0" meta:image-count="0" meta:object-count="0" meta:page-count="3" meta:paragraph-count="30" meta:word-count="1475" meta:character-count="7629" meta:non-whitespace-character-count="6148"/>
  </office:meta>
</office:document-meta>
</file>